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5b03" officeooo:paragraph-rsid="00145b03"/>
    </style:style>
    <style:style style:name="P2" style:family="paragraph" style:parent-style-name="Standard">
      <style:text-properties officeooo:rsid="00145b03" officeooo:paragraph-rsid="0017894b"/>
    </style:style>
    <style:style style:name="P3" style:family="paragraph" style:parent-style-name="Standard">
      <style:text-properties officeooo:rsid="00152c86" officeooo:paragraph-rsid="00152c86"/>
    </style:style>
    <style:style style:name="P4" style:family="paragraph" style:parent-style-name="Standard">
      <style:text-properties officeooo:rsid="0015114c" officeooo:paragraph-rsid="0017894b"/>
    </style:style>
    <style:style style:name="P5" style:family="paragraph" style:parent-style-name="Standard">
      <style:text-properties officeooo:rsid="00168e73" officeooo:paragraph-rsid="0017b6f6"/>
    </style:style>
    <style:style style:name="T1" style:family="text">
      <style:text-properties officeooo:rsid="0017894b"/>
    </style:style>
    <style:style style:name="T2" style:family="text">
      <style:text-properties officeooo:rsid="0017b6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P1"/>
      <text:p text:style-name="P1">pacchetti necessari: networkx e scipy di python</text:p>
      <text:p text:style-name="P2">R: <text:span text:style-name="T1">http://journals.tubitak.gov.tr/biology/issues/biy-13-37-5/biy-37-5-6-1210-8.pdf</text:span> </text:p>
      <text:p text:style-name="P4">library('Ganet') The R software package to implement ganet is currently </text:p>
      <text:p text:style-name="P3">available for download at https://sites.google.com/site/ </text:p>
      <text:p text:style-name="P3">gokmenaltay/ganet</text:p>
      <text:p text:style-name="P3">To install the latest R software, </text:p>
      <text:p text:style-name="P3">set the working directory in the same folder that ganet is </text:p>
      <text:p text:style-name="P3">placed. Then, in the R console, write the following: install. </text:p>
      <text:p text:style-name="P3">packages(“GAnet_1.0.tar.gz”, type=”source”)</text:p>
      <text:p text:style-name="P5">e igraph <text:span text:style-name="T2">e BioPhysConnec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4:31:04.910058077</meta:creation-date>
    <dc:date>2015-06-29T10:00:39.307749932</dc:date>
    <meta:editing-duration>PT16M13S</meta:editing-duration>
    <meta:editing-cycles>6</meta:editing-cycles>
    <meta:generator>LibreOffice/4.2.3.3$Linux_X86_64 LibreOffice_project/420m0$Build-3</meta:generator>
    <meta:document-statistic meta:table-count="0" meta:image-count="0" meta:object-count="0" meta:page-count="1" meta:paragraph-count="11" meta:word-count="59" meta:character-count="507" meta:non-whitespace-character-count="453"/>
  </office:meta>
</office:document-meta>
</file>